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eef74" officeooo:paragraph-rsid="000eef74"/>
    </style:style>
    <style:style style:name="T1" style:family="text">
      <style:text-properties officeooo:rsid="000daa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ab5 选作实验</text:p>
      <text:p text:style-name="Standard"/>
      <text:p text:style-name="Standard"/>
      <text:p text:style-name="Standard">使用方法</text:p>
      <text:p text:style-name="Standard">make :编译所有文件</text:p>
      <text:p text:style-name="Standard">make clean:清除所有产生的文件</text:p>
      <text:p text:style-name="Standard"/>
      <text:p text:style-name="Standard">然后命令行bin/<text:span text:style-name="T1">Integrity执行:</text:span></text:p>
      <text:p text:style-name="Standard"/>
      <text:p text:style-name="Standard">图片 clean-make-run</text:p>
      <text:p text:style-name="Standard"/>
      <text:p text:style-name="Standard"/>
      <text:p text:style-name="P1">1.主键不存在</text:p>
      <text:p text:style-name="P1">create table student{age int,class int,name varchar}primary key na;</text:p>
      <text:p text:style-name="P1"/>
      <text:p text:style-name="P1">2.创建主键存在的表</text:p>
      <text:p text:style-name="P1">3.展示空表</text:p>
      <text:p text:style-name="P1">4.展示插入参数不对的情况</text:p>
      <text:p text:style-name="P1">5.展示正确插入并显示</text:p>
      <text:p text:style-name="P1">6.插入主键冗余的情况</text:p>
      <text:p text:style-name="P1">7.增加约束</text:p>
      <text:p text:style-name="P1"><text:tab/>测试约束并显示</text:p>
      <text:p text:style-name="P1">8.展示删除</text:p>
      <text:p text:style-name="P1"><text:tab/>内容不存在</text:p>
      <text:p text:style-name="P1"><text:tab/>内容存在并显示</text:p>
      <text:p text:style-name="P1">9.展示更新</text:p>
      <text:p text:style-name="P1"><text:tab/>内容不存在</text:p>
      <text:p text:style-name="P1"><text:tab/>内容存在并显示</text:p>
      <text:p text:style-name="P1">10.loa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4T20:32:42.087709148</meta:creation-date>
    <dc:date>2016-06-24T21:32:50.106297234</dc:date>
    <meta:editing-duration>PT44M55S</meta:editing-duration>
    <meta:editing-cycles>7</meta:editing-cycles>
    <meta:generator>LibreOffice/5.0.2.2$Linux_X86_64 LibreOffice_project/00m0$Build-2</meta:generator>
    <meta:document-statistic meta:table-count="0" meta:image-count="0" meta:object-count="0" meta:page-count="1" meta:paragraph-count="22" meta:word-count="147" meta:character-count="269" meta:non-whitespace-character-count="253"/>
  </office:meta>
</office:document-meta>
</file>